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329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0.67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8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no-wrap" style:vertical-align="automatic"/>
      <style:paragraph-properties fo:text-align="start" fo:margin-left="0cm"/>
    </style:style>
    <style:style style:name="ce4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Cálculo del presupuesto 3D Perceptr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ong PC no cubierta</text:p>
          </table:table-cell>
          <table:table-cell table:formula="of:=9-[.B7]-[.B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ng BH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Bits a index</text:p>
          </table:table-cell>
          <table:table-cell table:formula="of:=[.B7]+[.B8]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so total de la BHT</text:p>
          </table:table-cell>
          <table:table-cell table:formula="of:=[.B3]*[.B13]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ng Dim0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string" calcext:value-type="string" table:number-columns-spanned="1" table:number-rows-spanned="2">
            <text:p>Cantidad de perceptrones</text:p>
          </table:table-cell>
          <table:table-cell table:formula="of:=(2^([.B7]))*(2^([.B8]))"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string" calcext:value-type="string">
            <text:p>Long Dim1</text:p>
          </table:table-cell>
          <table:table-cell office:value-type="float" office:value="4" calcext:value-type="float">
            <text:p>4</text:p>
          </table:table-cell>
          <table:table-cell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Dim3 – Pesos/Perc</text:p>
          </table:table-cell>
          <table:table-cell table:formula="of:=[.B3]+1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nt pesos en tabla</text:p>
          </table:table-cell>
          <table:table-cell table:formula="of:=[.B9]*[.E7]" office:value-type="float" office:value="10752" calcext:value-type="float">
            <text:p>1075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ng int (bits)</text:p>
          </table:table-cell>
          <table:table-cell office:value-type="float" office:value="3" calcext:value-type="float">
            <text:p>3</text:p>
          </table:table-cell>
          <table:table-cell/>
          <table:table-cell table:formula="of:=2^([.B13])" office:value-type="float" office:value="8" calcext:value-type="float">
            <text:p>8</text:p>
          </table:table-cell>
          <table:table-cell office:value-type="string" calcext:value-type="string">
            <text:p>Mmx</text:p>
          </table:table-cell>
          <table:table-cell table:formula="of:=COM.MICROSOFT.CONCAT(&quot;±&quot;;[.D13]-1)" office:value-type="string" office:string-value="±7" calcext:value-type="string">
            <text:p>±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so de la tabla</text:p>
          </table:table-cell>
          <table:table-cell table:formula="of:=[.B13]*[.B11]" office:value-type="float" office:value="32256" calcext:value-type="float">
            <text:p>3225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2">
          <table:table-cell office:value-type="string" calcext:value-type="string">
            <text:p>Presupuesto total</text:p>
          </table:table-cell>
          <table:table-cell office:value-type="float" office:value="32768" calcext:value-type="float">
            <text:p>327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ts utilizados</text:p>
          </table:table-cell>
          <table:table-cell table:formula="of:=[.B15]+[.B5]" office:value-type="float" office:value="32316" calcext:value-type="float">
            <text:p>323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ferencia</text:p>
          </table:table-cell>
          <table:table-cell table:formula="of:=[.B17]-[.B18]" office:value-type="float" office:value="452" calcext:value-type="float">
            <text:p>45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% Predicciones correctas</text:p>
          </table:table-cell>
          <table:table-cell office:value-type="float" office:value="76.129" calcext:value-type="float">
            <text:p>76.129</text:p>
          </table:table-cell>
          <table:table-cell table:number-columns-repeated="4"/>
        </table:table-row>
      </table:table>
      <table:table table:name="Cálculo del presupuesto 3D Perceptron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ong BHT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ng Dim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ng Dim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antidad de perceptrones</text:p>
          </table:table-cell>
          <table:table-cell table:formula="of:=(2^([.B2]))*(2^([.B3]))"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m3 – Pesos/Perc</text:p>
          </table:table-cell>
          <table:table-cell table:formula="of:=[.B1]+1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 pesos en tabla</text:p>
          </table:table-cell>
          <table:table-cell table:formula="of:=[.B5]*[.B4]" office:value-type="float" office:value="7680" calcext:value-type="float">
            <text:p>76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ng int (bits)</text:p>
          </table:table-cell>
          <table:table-cell office:value-type="float" office:value="4" calcext:value-type="float">
            <text:p>4</text:p>
          </table:table-cell>
          <table:table-cell/>
          <table:table-cell table:formula="of:=2^([.B7]-1)" office:value-type="float" office:value="8" calcext:value-type="float">
            <text:p>8</text:p>
          </table:table-cell>
          <table:table-cell office:value-type="string" calcext:value-type="string">
            <text:p>Mmx</text:p>
          </table:table-cell>
          <table:table-cell table:formula="of:=COM.MICROSOFT.CONCAT(&quot;±&quot;;[.D7]-1)" office:value-type="string" office:string-value="±7" calcext:value-type="string">
            <text:p>±7</text:p>
          </table:table-cell>
        </table:table-row>
        <table:table-row table:style-name="ro1">
          <table:table-cell office:value-type="string" calcext:value-type="string">
            <text:p>Peso de la tabla</text:p>
          </table:table-cell>
          <table:table-cell table:formula="of:=[.B7]*[.B6]" office:value-type="float" office:value="30720" calcext:value-type="float">
            <text:p>30720</text:p>
          </table:table-cell>
          <table:table-cell/>
          <table:table-cell table:style-name="ce4"/>
          <table:table-cell table:number-columns-repeated="2"/>
        </table:table-row>
        <table:table-row table:style-name="ro1" table:number-rows-repeated="8">
          <table:table-cell table:number-columns-repeated="6"/>
        </table:table-row>
        <table:table-row table:style-name="ro2">
          <table:table-cell office:value-type="string" calcext:value-type="string">
            <text:p>Presupuesto total</text:p>
          </table:table-cell>
          <table:table-cell office:value-type="float" office:value="32768" calcext:value-type="float">
            <text:p>327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ts utilizados</text:p>
          </table:table-cell>
          <table:table-cell table:formula="of:=[.B8]+[.B1]" office:value-type="float" office:value="30734" calcext:value-type="float">
            <text:p>307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ferencia</text:p>
          </table:table-cell>
          <table:table-cell table:formula="of:=[.B17]-[.B18]" office:value-type="float" office:value="2034" calcext:value-type="float">
            <text:p>203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% Predicciones correctas</text:p>
          </table:table-cell>
          <table:table-cell office:value-type="float" office:value="76.129" calcext:value-type="float">
            <text:p>76.12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3">00/00/0000</text:date>, <text:time style:data-style-name="N2" text:time-value="20:21:07.9255585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1T09:24:29.522394935</meta:creation-date>
    <dc:date>2024-05-03T20:44:39.522572309</dc:date>
    <meta:editing-duration>PT23M55S</meta:editing-duration>
    <meta:editing-cycles>3</meta:editing-cycles>
    <meta:generator>LibreOffice/24.2.0.3$Linux_X86_64 LibreOffice_project/420$Build-3</meta:generator>
    <meta:document-statistic meta:table-count="2" meta:cell-count="60" meta:object-count="0"/>
  </office:meta>
</office:document-meta>
</file>